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c7a362" officeooo:paragraph-rsid="00c7a362"/>
    </style:style>
    <style:style style:name="P2" style:family="paragraph" style:parent-style-name="Header">
      <style:paragraph-properties fo:text-align="start" style:justify-single-word="false"/>
      <style:text-properties officeooo:rsid="00c7a362" officeooo:paragraph-rsid="00c7a362"/>
    </style:style>
    <style:style style:name="P3" style:family="paragraph" style:parent-style-name="Text_20_body">
      <style:text-properties officeooo:rsid="0292472c" officeooo:paragraph-rsid="0292472c"/>
    </style:style>
    <style:style style:name="P4" style:family="paragraph" style:parent-style-name="Text_20_body">
      <style:text-properties officeooo:rsid="0292472c" officeooo:paragraph-rsid="02a45283"/>
    </style:style>
    <style:style style:name="P5" style:family="paragraph" style:parent-style-name="Text_20_body">
      <style:text-properties officeooo:rsid="0292ecf1" officeooo:paragraph-rsid="0292ecf1"/>
    </style:style>
    <style:style style:name="P6" style:family="paragraph" style:parent-style-name="Text_20_body">
      <style:text-properties style:text-underline-style="none" officeooo:rsid="0292ecf1" officeooo:paragraph-rsid="0292ecf1"/>
    </style:style>
    <style:style style:name="P7" style:family="paragraph" style:parent-style-name="Text_20_body">
      <style:text-properties style:text-underline-style="none" officeooo:rsid="0296a60e" officeooo:paragraph-rsid="0296a60e"/>
    </style:style>
    <style:style style:name="P8" style:family="paragraph" style:parent-style-name="Text_20_body">
      <style:text-properties officeooo:rsid="0293cc93" officeooo:paragraph-rsid="0293cc93"/>
    </style:style>
    <style:style style:name="P9" style:family="paragraph" style:parent-style-name="Text_20_body">
      <style:text-properties officeooo:rsid="02a5dad8" officeooo:paragraph-rsid="02a5dad8"/>
    </style:style>
    <style:style style:name="P10" style:family="paragraph" style:parent-style-name="Text_20_body">
      <style:text-properties officeooo:rsid="01e5c851" officeooo:paragraph-rsid="0292472c"/>
    </style:style>
    <style:style style:name="P11" style:family="paragraph" style:parent-style-name="Text_20_body">
      <style:paragraph-properties fo:margin-left="1.27cm" fo:margin-right="0cm" fo:text-indent="0cm" style:auto-text-indent="false"/>
      <style:text-properties style:font-name="Comic Sans MS" fo:font-size="10pt" style:text-underline-style="none" officeooo:rsid="0292ecf1" officeooo:paragraph-rsid="0292ecf1" style:font-size-asian="10pt" style:font-size-complex="10pt"/>
    </style:style>
    <style:style style:name="P12" style:family="paragraph" style:parent-style-name="Text_20_body">
      <style:paragraph-properties fo:margin-left="2.54cm" fo:margin-right="0cm" fo:text-indent="0cm" style:auto-text-indent="false"/>
      <style:text-properties style:font-name="Comic Sans MS" fo:font-size="10pt" style:text-underline-style="none" officeooo:rsid="0292ecf1" officeooo:paragraph-rsid="0292ecf1" style:font-size-asian="10pt" style:font-size-complex="10pt"/>
    </style:style>
    <style:style style:name="P13" style:family="paragraph" style:parent-style-name="Standard">
      <style:text-properties style:text-underline-style="none" officeooo:rsid="0292ecf1" officeooo:paragraph-rsid="0292ecf1"/>
    </style:style>
    <style:style style:name="P14" style:family="paragraph" style:parent-style-name="Standard">
      <style:text-properties fo:color="#000000" style:font-name="Courier New" fo:font-size="10pt" style:text-underline-style="none" officeooo:rsid="0292ecf1" officeooo:paragraph-rsid="0292ecf1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18" style:family="paragraph" style:parent-style-name="Text_20_body">
      <style:text-properties style:text-underline-style="none" officeooo:rsid="0296a60e" officeooo:paragraph-rsid="0292ecf1"/>
    </style:style>
    <style:style style:name="T1" style:family="text">
      <style:text-properties officeooo:rsid="0198fc0b"/>
    </style:style>
    <style:style style:name="T2" style:family="text">
      <style:text-properties officeooo:rsid="019c294a"/>
    </style:style>
    <style:style style:name="T3" style:family="text">
      <style:text-properties fo:color="#7f0055" style:font-name="Courier New" fo:font-size="10pt" fo:font-weight="bold" style:font-size-asian="10pt" style:font-weight-asian="bold"/>
    </style:style>
    <style:style style:name="T4" style:family="text">
      <style:text-properties fo:color="#000000" style:font-name="Courier New" fo:font-size="10pt" style:font-size-asian="10pt"/>
    </style:style>
    <style:style style:name="T5" style:family="text">
      <style:text-properties fo:color="#000000" style:font-name="Courier New" fo:font-size="10pt" officeooo:rsid="02a848a0" style:font-size-asian="10pt"/>
    </style:style>
    <style:style style:name="T6" style:family="text">
      <style:text-properties fo:color="#000000" style:font-name="Courier New" fo:font-size="10pt" fo:font-style="italic" style:font-size-asian="10pt" style:font-style-asian="italic"/>
    </style:style>
    <style:style style:name="T7" style:family="text">
      <style:text-properties fo:color="#6a3e3e" style:font-name="Courier New" fo:font-size="10pt" style:font-size-asian="10pt"/>
    </style:style>
    <style:style style:name="T8" style:family="text">
      <style:text-properties fo:color="#0000c0" style:font-name="Courier New" fo:font-size="10pt" fo:font-style="italic" fo:font-weight="bold" style:font-size-asian="10pt" style:font-style-asian="italic" style:font-weight-asian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2a45283"/>
    </style:style>
    <style:style style:name="T11" style:family="text">
      <style:text-properties officeooo:rsid="0292472c"/>
    </style:style>
    <style:style style:name="T12" style:family="text">
      <style:text-properties officeooo:rsid="02a778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Ejercicios</text:span> <text:span text:style-name="T1">de algoritmos recursivos</text:span></text:h>
      <text:p text:style-name="Text_20_body"/>
      <text:p text:style-name="P3">1.- Crea una clase con un método <text:span text:style-name="T9">transforma(int dato)</text:span> que transforme un número entero </text:p>
      <text:p text:style-name="P3">en base diez a <text:span text:style-name="T10">binario</text:span>. Utiliza un procedimiento recursivo. </text:p>
      <text:p text:style-name="P3"/>
      <text:p text:style-name="P9">2.- <text:span text:style-name="T11">Realiza el ejercicio anterior con un algoritmo iterativo.</text:span></text:p>
      <text:p text:style-name="P3"/>
      <text:p text:style-name="P4"><text:span text:style-name="T12">3</text:span>.- Crea una clase con un método <text:span text:style-name="T9">transforma(int dato)</text:span> que transforme un número entero </text:p>
      <text:p text:style-name="P4">en base diez a <text:span text:style-name="T10">hexadecimal</text:span>. Utiliza un procedimiento recursivo. </text:p>
      <text:p text:style-name="P10"/>
      <text:p text:style-name="P5"><text:span text:style-name="T12">4</text:span>.- Escribe un método recursivo que permita calcular la división entera de dos números enteros haciendo restas sucesivas.</text:p>
      <text:p text:style-name="P5"/>
      <text:p text:style-name="P8">Ejemplo:</text:p>
      <text:p text:style-name="P8"/>
      <text:p text:style-name="P11">División entera de 20 entre 6: 20 / 6 = 3</text:p>
      <text:p text:style-name="P11">Método de restas sucesivas:</text:p>
      <text:p text:style-name="P12">20 – 6 = 14<text:tab/><text:tab/>1 resta</text:p>
      <text:p text:style-name="P12">14 – 6 = 8<text:tab/><text:tab/>2 restas</text:p>
      <text:p text:style-name="P12">8 – 6 = 2<text:tab/><text:tab/>3 restas</text:p>
      <text:p text:style-name="P11">Ahora el resultado, 2, es menor que el divisor, 6. Ya no podemos restar más. El resultado de la división entera es el número de restas, 3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7a362" officeooo:paragraph-rsid="00c7a362"/>
    </style:style>
    <style:style style:name="MP2" style:family="paragraph" style:parent-style-name="Header">
      <style:paragraph-properties fo:text-align="start" style:justify-single-word="false"/>
      <style:text-properties officeooo:rsid="00c7a362" officeooo:paragraph-rsid="00c7a3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7H34M55S</meta:editing-duration>
    <meta:editing-cycles>658</meta:editing-cycles>
    <meta:generator>LibreOffice/5.0.5.2$Windows_x86 LibreOffice_project/55b006a02d247b5f7215fc6ea0fde844b30035b3</meta:generator>
    <dc:date>2016-03-18T19:19:45.358000000</dc:date>
    <meta:print-date>2015-09-29T11:06:49.653000000</meta:print-date>
    <meta:document-statistic meta:table-count="0" meta:image-count="0" meta:object-count="0" meta:page-count="1" meta:paragraph-count="16" meta:word-count="140" meta:character-count="788" meta:non-whitespace-character-count="654"/>
    <meta:user-defined meta:name="Info 1"/>
    <meta:user-defined meta:name="Info 2"/>
    <meta:user-defined meta:name="Info 3"/>
    <meta:user-defined meta:name="Info 4"/>
  </office:meta>
</office:document-meta>
</file>